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LiberationSans" svg:font-family="LiberationSans" style:font-family-generic="swiss"/>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Text_20_body" style:list-style-name="L1"/>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2">
      <style:paragraph-properties fo:break-before="page"/>
    </style:style>
    <style:style style:name="P13" style:family="paragraph" style:parent-style-name="Standard" style:master-page-name="MP1">
      <style:paragraph-properties style:page-number="auto" fo:break-before="page"/>
      <style:text-properties fo:language="en" fo:country="GB"/>
    </style:style>
    <style:style style:name="P14" style:family="paragraph" style:parent-style-name="Standard" style:list-style-name="L2"/>
    <style:style style:name="P15" style:family="paragraph" style:parent-style-name="Standard" style:list-style-name="L3"/>
    <style:style style:name="P16" style:family="paragraph" style:parent-style-name="Heading_20_1">
      <style:text-properties fo:language="en" fo:country="GB"/>
    </style:style>
    <style:style style:name="P17" style:family="paragraph" style:parent-style-name="Heading_20_1" style:list-style-name="" style:master-page-name="MP2">
      <style:paragraph-properties style:page-number="auto" fo:break-before="page"/>
      <style:text-properties fo:language="en" fo:country="GB"/>
    </style:style>
    <style:style style:name="P18" style:family="paragraph" style:parent-style-name="Contents_20_1">
      <style:paragraph-properties>
        <style:tab-stops>
          <style:tab-stop style:position="15.074cm" style:type="right" style:leader-style="dotted" style:leader-text="."/>
        </style:tab-stops>
      </style:paragraph-properties>
    </style:style>
    <style:style style:name="P19" style:family="paragraph" style:parent-style-name="Contents_20_2">
      <style:paragraph-properties>
        <style:tab-stops>
          <style:tab-stop style:position="14.58cm" style:type="right" style:leader-style="dotted" style:leader-text="."/>
        </style:tab-stops>
      </style:paragraph-properties>
    </style:style>
    <style:style style:name="P20" style:family="paragraph" style:parent-style-name="ForsideKunstSkrift" style:master-page-name="MPF0">
      <style:paragraph-properties style:page-number="auto" fo:break-before="page"/>
      <style:text-properties fo:language="en" fo:country="GB"/>
    </style:style>
    <style:style style:name="P21"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fo:color="#666666" style:font-name="LiberationSans" fo:font-size="10.5pt" fo:language="en" fo:country="GB" style:font-name-asian="LiberationSans" style:font-size-asian="10.5pt" style:font-name-complex="LiberationSans" style:font-size-complex="10.5pt"/>
    </style:style>
    <style:style style:name="T7" style:family="text">
      <style:text-properties fo:color="#666666" style:font-name="LiberationSans" fo:font-size="10.5pt" style:font-name-asian="LiberationSans" style:font-size-asian="10.5pt" style:font-name-complex="LiberationSans" style:font-size-complex="10.5pt"/>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
      <text:p text:style-name="P4"><text:title>Person Master</text:title></text:p>
      <text:p text:style-name="P6"><text:subject>Release notes</text:subject></text:p>
      <text:p text:style-name="P8"/>
      <text:p text:style-name="P8"/>
      <text:p text:style-name="P2"/>
      <text:p text:style-name="P3"><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4-04-10T15:13:36.36">2014</text:date></text:span></text:span></text:p>
      <text:p text:style-name="P1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8"><text:a xlink:type="simple" xlink:href="#__RefHeading__744_2098529114">Introduction<text:tab/>3</text:a></text:p>
          <text:p text:style-name="P18"><text:a xlink:type="simple" xlink:href="#__RefHeading__436_46715803">Version 2.0<text:tab/>4</text:a></text:p>
          <text:p text:style-name="P18"><text:a xlink:type="simple" xlink:href="#__RefHeading__219_66659009">Version 2.1.0<text:tab/>5</text:a></text:p>
          <text:p text:style-name="P18"><text:a xlink:type="simple" xlink:href="#__RefHeading__309_2106711536">Version 2.1.1<text:tab/>6</text:a></text:p>
          <text:p text:style-name="P19"><text:a xlink:type="simple" xlink:href="#__RefHeading__311_2106711536">Installer<text:tab/>6</text:a></text:p>
        </text:index-body>
      </text:table-of-content>
      <text:p text:style-name="P5"/>
      <text:h text:style-name="P17" text:outline-level="1"><text:bookmark text:name="__RefHeading__744_2098529114"/>Introduction<text:bookmark-end text:name="__RefHeading__744_2098529114"/></text:h>
      <text:p text:style-name="P3">This document lists all the versions of Person Master starting with version 2.0.</text:p>
      <text:p text:style-name="P2"/>
      <text:h text:style-name="P16" text:outline-level="1"><text:bookmark text:name="__RefHeading__436_46715803"/>Version 2.0<text:bookmark-end text:name="__RefHeading__436_46715803"/></text:h>
      <text:list xml:id="list35250713" text:style-name="L1">
        <text:list-item>
          <text:p text:style-name="P9">Release data: 6 Nov 2012</text:p>
        </text:list-item>
        <text:list-item>
          <text:p text:style-name="P9">The main change in this version is the introduction of <text:span text:style-name="Default_20_Paragraph_20_Font"><text:span text:style-name="T2">a new me</text:span></text:span><text:span text:style-name="Default_20_Paragraph_20_Font"><text:span text:style-name="T1">thod GetCPRsFromObjectIDArray() that allows the caller to map an array of UUID's to their corresponding CPR numbers.</text:span></text:span></text:p>
        </text:list-item>
        <text:list-item>
          <text:p text:style-name="P9"><text:span text:style-name="Default_20_Paragraph_20_Font"><text:span text:style-name="T1">Another minor change is a configuration element that allows multiple host header values to be specified.</text:span></text:span></text:p>
        </text:list-item>
      </text:list>
      <text:h text:style-name="Heading_20_1" text:outline-level="1"><text:bookmark text:name="__RefHeading__219_66659009"/><text:span text:style-name="Default_20_Paragraph_20_Font"><text:span text:style-name="T1">Version 2.1.0</text:span></text:span><text:bookmark-end text:name="__RefHeading__219_66659009"/></text:h>
      <text:list xml:id="list35300783" text:continue-numbering="true" text:style-name="L1">
        <text:list-item>
          <text:p text:style-name="P9"><text:span text:style-name="Default_20_Paragraph_20_Font"><text:span text:style-name="T1">Release date : 25 Apr 2013</text:span></text:span></text:p>
        </text:list-item>
        <text:list-item>
          <text:p text:style-name="P9"><text:span text:style-name="Default_20_Paragraph_20_Font"><text:span text:style-name="T1">Allows ASP.NET Compatibility to let system administrators use standard ASP.NET authorization methods and allow/deny access to certain user or groups</text:span></text:span></text:p>
        </text:list-item>
        <text:list-item>
          <text:p text:style-name="P9"><text:span text:style-name="Default_20_Paragraph_20_Font"><text:span text:style-name="T1">Default config file for new installations is easier to configure SSL and/or access control</text:span></text:span></text:p>
        </text:list-item>
      </text:list>
      <text:h text:style-name="Heading_20_1" text:outline-level="1"><text:bookmark text:name="__RefHeading__309_2106711536"/><text:span text:style-name="Default_20_Paragraph_20_Font"><text:span text:style-name="T1">Version 2.1.1</text:span></text:span><text:bookmark-end text:name="__RefHeading__309_2106711536"/></text:h>
      <text:list xml:id="list35284743" text:style-name="L4">
        <text:list-item>
          <text:p text:style-name="P11"><text:span text:style-name="Default_20_Paragraph_20_Font"><text:span text:style-name="T1">Release date: 10April 2014</text:span></text:span></text:p>
        </text:list-item>
      </text:list>
      <text:h text:style-name="Heading_20_2" text:outline-level="2"><text:bookmark text:name="__RefHeading__311_2106711536"/><text:span text:style-name="Default_20_Paragraph_20_Font"><text:span text:style-name="T1">Installer</text:span></text:span><text:bookmark-end text:name="__RefHeading__311_2106711536"/></text:h>
      <text:list xml:id="list35284285" text:style-name="L3">
        <text:list-item>
          <text:p text:style-name="P10"><text:span text:style-name="Default_20_Paragraph_20_Font"><text:span text:style-name="T6">Exceptions are shown as message boxes</text:span></text:span></text:p>
        </text:list-item>
        <text:list-item>
          <text:p text:style-name="P15"><text:span text:style-name="Default_20_Paragraph_20_Font"><text:span text:style-name="T6">IIS 8 is now accepted</text:span></text:span></text:p>
        </text:list-item>
        <text:list-item>
          <text:p text:style-name="P15"><text:span text:style-name="T7">Correct detection of user account control Windows 2012</text:span></text:p>
        </text:list-item>
      </text:list>
      <text:list xml:id="list35264381" text:style-name="L2">
        <text:list-header>
          <text:p text:style-name="P14"/>
          <text:p text:style-name="P12"/>
        </text:list-header>
      </text:list>
      <text:p text:style-name="P8"/>
      <text:p text:style-name="P8"/>
      <text:p text:style-name="P8"/>
      <text:p text:style-name="P8"/>
      <text:p text:style-name="P8"/>
      <text:p text:style-name="P2"/>
      <text:p text:style-name="P2"><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LiberationSans" svg:font-family="LiberationSans" style:font-family-generic="swiss"/>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1.1</text:chapter></text:p>
      </style:header>
      <style:footer>
        <text:p text:style-name="Footer"><text:span text:style-name="MT1"><text:title>Person Master</text:title></text:span><text:span text:style-name="MT1"><text:tab/><text:tab/></text:span><text:span text:style-name="Paginering"><text:span text:style-name="MT1"><text:page-number text:select-page="current">7</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Person Master</dc:title>
    <dc:subject>Release notes</dc:subject>
    <meta:initial-creator>Leif Lodahl</meta:initial-creator>
    <meta:creation-date>2011-02-14T18:01:00</meta:creation-date>
    <dc:date>2014-04-10T15:13:36.26</dc:date>
    <meta:print-date>2012-01-12T12:04:00</meta:print-date>
    <meta:editing-cycles>139</meta:editing-cycles>
    <meta:editing-duration>PT22H27M30S</meta:editing-duration>
    <meta:document-statistic meta:table-count="0" meta:image-count="5" meta:object-count="0" meta:page-count="7" meta:paragraph-count="0" meta:word-count="200" meta:character-count="1180" meta:non-whitespace-character-count="1015"/>
    <meta:template xlink:type="simple" xlink:actuate="onRequest" xlink:title="" xlink:href="../../Final/Release%20notes.odt/Magenta%20Rapport.ott"/>
  </office:meta>
</office:document-meta>
</file>